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ffffff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svg:stroke-color="#ffffff" draw:fill-color="#fffffe" draw:textarea-horizontal-align="justify" draw:textarea-vertical-align="middle" draw:auto-grow-height="false" fo:min-height="1.35cm" fo:min-width="1.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</style:style>
    <style:style style:name="P9" style:family="paragraph">
      <loext:graphic-properties draw:fill="none" draw:fill-color="#fc5c00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18pt"/>
    </style:style>
    <style:style style:name="T3" style:family="text">
      <style:text-properties fo:font-size="18pt"/>
    </style:style>
    <style:style style:name="T4" style:family="text">
      <style:text-properties fo:color="#000000" fo:font-size="1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/></text:p>
                      </text:list-item>
                      <text:list-item>
                        <text:p><text:s/></text:p>
                      </text:list-item>
                      <text:list-item>
                        <text:p><text:s/></text:p>
                      </text:list-item>
                      <text:list-item>
                        <text:p><text:s/>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Maquettes</text:p>
                <text:list>
                  <text:list-item>
                    <text:p><text:s/>IHM Application smartphone</text:p>
                  </text:list-item>
                  <text:list-item>
                    <text:p><text:s/>IHM Station d’accueil</text:p>
                  </text:list-item>
                </text:list>
              </text:list-item>
              <text:list-item>
                <text:p><text:s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1"><text:page-number>&lt;numéro&gt;</text:page-number></text:span><text:span text:style-name="T1"><text:s text:c="2"/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1"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016cm" svg:height="1.052cm" svg:x="0.384cm" svg:y="19.256cm">
          <draw:text-box>
            <text:p><text:span text:style-name="T3"><text:page-number>&lt;numéro&gt;</text:page-number></text:span></text:p>
          </draw:text-box>
        </draw:frame>
        <draw:frame draw:style-name="gr5" draw:text-style-name="P9" draw:layer="layout" svg:width="1.6cm" svg:height="1.725cm" svg:x="0.8cm" svg:y="19.256cm">
          <draw:text-box>
            <text:p><text:span text:style-name="T4">/</text:span><text:span text:style-name="T4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7" draw:text-style-name="P11" draw:layer="layout" svg:width="1.6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016cm" svg:height="1.052cm" svg:x="0.384cm" svg:y="19.256cm">
          <draw:text-box>
            <text:p><text:span text:style-name="T3"><text:page-number>&lt;numéro&gt;</text:page-number></text:span></text:p>
          </draw:text-box>
        </draw:frame>
        <draw:frame draw:style-name="gr5" draw:text-style-name="P9" draw:layer="layout" svg:width="1.6cm" svg:height="1.725cm" svg:x="0.8cm" svg:y="19.256cm">
          <draw:text-box>
            <text:p><text:span text:style-name="T4">/</text:span><text:span text:style-name="T4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41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IV. Maquette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5">Maquette de l’</text:span>IHM Application smartphon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5">Maquette de l’</text:span>IHM de la station d’accuei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47M10S</meta:editing-duration>
    <meta:editing-cycles>21</meta:editing-cycles>
    <meta:generator>LibreOffice/6.0.7.3$Windows_X86_64 LibreOffice_project/dc89aa7a9eabfd848af146d5086077aeed2ae4a5</meta:generator>
    <dc:title>Alizarin</dc:title>
    <dc:date>2020-01-27T17:46:18.292000000</dc:date>
    <meta:document-statistic meta:object-count="158"/>
  </office:meta>
</office:document-meta>
</file>